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5" draw:name="Title 1" svg:x="1.55955in" svg:y="0.39608in" svg:width="10in" svg:height="0.89363in" presentation:class="title" presentation:placeholder="false">
          <draw:text-box>
            <text:p text:style-name="a384" text:class-names="" text:cond-style-name=""><text:span text:style-name="a382" text:class-names="">What is change detection</text:span><text:span text:style-name="a383" text:class-names=""/></text:p>
          </draw:text-box>
          <svg:title/>
          <svg:desc/>
        </draw:frame>
        <draw:frame draw:id="id64" draw:style-name="a404" draw:name="TextBox 3" svg:x="0.22346in" svg:y="1.65931in" svg:width="12.66918in" svg:height="5.28444in">
          <draw:text-box>
            <text:p text:style-name="a388" text:class-names="" text:cond-style-name=""><text:span text:style-name="a386" text:class-names=""><text:a xlink:href="https://angular.io/guide/change-detection" text:style-name="" text:visited-style-name="">https://angular.io/guide/change-detection</text:a></text:span><text:span text:style-name="a387" text:class-names=""/></text:p>
            <text:p text:style-name="a390" text:class-names="" text:cond-style-name=""><text:span text:style-name="a389" text:class-names=""/></text:p>
            <text:p text:style-name="a394" text:class-names="" text:cond-style-name=""><text:span text:style-name="a391" text:class-names="">Change detection is the process through which Angular checks to see whether your application state has changed, and if any DOM needs to be updated.</text:span><text:span text:style-name="a392" text:class-names=""> </text:span><text:span text:style-name="a393" text:class-names=""/></text:p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<text:s text:c="1"/>Angular runs its change detection mechanism periodically so that changes to the data model are reflected in an app’s view. </text:span></text:p>
            <text:p text:style-name="a400" text:class-names="" text:cond-style-name=""><text:span text:style-name="a399" text:class-names=""/></text:p>
            <text:p text:style-name="a403" text:class-names="" text:cond-style-name=""><text:span text:style-name="a401" text:class-names="">At a high level, Angular walks your components from top to bottom, looking for changes.</text:span><text:span text:style-name="a402" text:class-names=""/></text:p>
          </draw:text-box>
          <svg:title/>
          <svg:desc/>
        </draw:frame>
      </draw:page>
      <draw:page draw:name="Slide2" draw:style-name="a405" draw:master-page-name="Master1-Layout2-obj-Title-and-Content" presentation:presentation-page-layout-name="Master1-PPL2" draw:id="Slide-257">
        <draw:frame draw:id="id65" presentation:style-name="a449" draw:name="Content Placeholder 2" svg:x="0.84962in" svg:y="1.44097in" svg:width="11.5in" svg:height="4.7586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On every change detection cycle, Angular synchronously:</text:span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3" text:class-names="">Evaluates all template expressions in all components</text:span><text:span text:style-name="a414" text:class-names="">, unless specified otherwise, based on that each component's detection strategy</text:span><text:span text:style-name="a415" text:class-names=""/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/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21" text:class-names="">Executes</text:span><text:span text:style-name="a422" text:class-names=""><text:s text:c="1"/>the </text:span><text:span text:style-name="a423" text:class-names="">ngDoCheck</text:span><text:span text:style-name="a424" text:class-names="">, </text:span><text:span text:style-name="a425" text:class-names="">ngAfterContentChecked</text:span><text:span text:style-name="a426" text:class-names="">, </text:span><text:span text:style-name="a427" text:class-names="">ngAfterViewChecked</text:span><text:span text:style-name="a428" text:class-names="">, and </text:span><text:span text:style-name="a429" text:class-names="">ngOnChanges</text:span><text:span text:style-name="a430" text:class-names=""> </text:span><text:span text:style-name="a431" text:class-names="">lifecycle hooks</text:span><text:span text:style-name="a432" text:class-names="">. 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/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8" text:class-names="">A single slow computation within a template or a lifecycle hook can slow down the entire change detection process</text:span><text:span text:style-name="a439" text:class-names=""><text:s text:c="1"/>because Angular runs the computations sequentially.</text:span><text:span text:style-name="a440" text:class-names=""/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/></text:p>
                  </text:list-item>
                </text:list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</draw:page>
      <draw:page draw:name="Slide3" draw:style-name="a450" draw:master-page-name="Master1-Layout4-twoObj-Two-Content" presentation:presentation-page-layout-name="Master1-PPL4" draw:id="Slide-258">
        <draw:frame draw:id="id66" presentation:style-name="a454" draw:name="Title 10" svg:x="0.78455in" svg:y="0.48061in" svg:width="11.93699in" svg:height="0.82973in" presentation:class="title" presentation:placeholder="false">
          <draw:text-box>
            <text:p text:style-name="a453" text:class-names="" text:cond-style-name=""><text:span text:style-name="a451" text:class-names="">Optimizing slow computations<text:line-break/></text:span><text:span text:style-name="a452" text:class-names=""/></text:p>
          </draw:text-box>
          <svg:title/>
          <svg:desc/>
        </draw:frame>
        <draw:frame draw:id="id67" presentation:style-name="a496" draw:name="Content Placeholder 2" svg:x="0.70325in" svg:y="3.75466in" svg:width="5.88008in" svg:height="3.74242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Minimize computations in lifecycle hooks methods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@Input() value: number;</text:span></text:p>
              </text:list-item>
            </text:list>
            <text:list text:style-name="a469">
              <text:list-item>
                <text:p text:style-name="a468" text:class-names="" text:cond-style-name=""><text:span text:style-name="a465" text:class-names="">let<text:s text:c="1"/></text:span><text:span text:style-name="a466" text:class-names="">oldValue</text:span><text:span text:style-name="a467" text:class-names="">: number = 0;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ngDoCheck</text:span><text:span text:style-name="a471" text:class-names="">() {</text:span></text:p>
              </text:list-item>
            </text:list>
            <text:list text:style-name="a478">
              <text:list-item>
                <text:p text:style-name="a477" text:class-names="" text:cond-style-name=""><text:span text:style-name="a474" text:class-names="">    If (</text:span><text:span text:style-name="a475" text:class-names="">oldValue</text:span><text:span text:style-name="a476" text:class-names=""> !== value) {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        // add functionality here</text:span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       <text:s text:c="1"/></text:span><text:span text:style-name="a483" text:class-names="">oldValue</text:span><text:span text:style-name="a484" text:class-names=""><text:s text:c="1"/>= value;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    }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}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  <draw:frame draw:id="id68" presentation:style-name="a517" draw:name="Content Placeholder 11" svg:x="6.71951in" svg:y="4.10018in" svg:width="5.66667in" svg:height="3.00055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7" text:class-names="">Use<text:s text:c="1"/></text:span><text:span text:style-name="a498" text:class-names="">memoization</text:span><text:span text:style-name="a499" text:class-names=""><text:s text:c="1"/>for caching pure methods</text:span></text:p>
              </text:list-item>
            </text:list>
            <text:list text:style-name="a506">
              <text:list-item>
                <text:p text:style-name="a505" text:class-names="" text:cond-style-name=""><text:span text:style-name="a502" text:class-names="">@ </text:span><text:span text:style-name="a503" text:class-names="">memoize</text:span><text:span text:style-name="a504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7" text:class-names="">pureheavyComputation</text:span><text:span text:style-name="a508" text:class-names="">(data) {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...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}</text:span></text:p>
              </text:list-item>
            </text:list>
          </draw:text-box>
          <svg:title/>
          <svg:desc/>
        </draw:frame>
        <draw:frame draw:id="id69" draw:style-name="a546" draw:name="TextBox 12" svg:x="0.70122in" svg:y="1.45325in" svg:width="11.94106in" svg:height="3.13027in">
          <draw:text-box>
            <text:p text:style-name="a520" text:class-names="" text:cond-style-name=""><text:span text:style-name="a518" text:class-names="">Optimizing the underlying algorithm</text:span><text:span text:style-name="a519" text:class-names=""/></text:p>
            <text:p text:style-name="a522" text:class-names="" text:cond-style-name=""><text:span text:style-name="a521" text:class-names=""/></text:p>
            <text:p text:style-name="a526" text:class-names="" text:cond-style-name=""><text:span text:style-name="a523" text:class-names="">Don't use<text:s text:c="1"/></text:span><text:span text:style-name="a524" text:class-names="">inpure</text:span><text:span text:style-name="a525" text:class-names=""><text:s text:c="1"/>heavy computation methods in template</text:span></text:p>
            <text:p text:style-name="a530" text:class-names="" text:cond-style-name=""><text:span text:style-name="a527" text:class-names="">&lt;div {{<text:s text:c="1"/></text:span><text:span text:style-name="a528" text:class-names="">inpureHeavyComputation</text:span><text:span text:style-name="a529" text:class-names="">(data) }}&gt;</text:span></text:p>
            <text:p text:style-name="a532" text:class-names="" text:cond-style-name=""><text:span text:style-name="a531" text:class-names=""/></text:p>
            <text:p text:style-name="a538" text:class-names="" text:cond-style-name=""><text:span text:style-name="a533" text:class-names="">Use pure pipes for caching (impure pipes are called on each detection cycle)</text:span><text:span text:style-name="a534" text:class-names=""><text:line-break/>&lt;div {{  data | </text:span><text:span text:style-name="a535" text:class-names="">customPurePipe</text:span><text:span text:style-name="a536" text:class-names=""> }}&gt;</text:span><text:span text:style-name="a537" text:class-names=""/></text:p>
            <text:p text:style-name="a540" text:class-names="" text:cond-style-name=""><text:span text:style-name="a539" text:class-names=""/></text:p>
            <text:p text:style-name="a543" text:class-names="" text:cond-style-name=""><text:span text:style-name="a541" text:class-names=""><text:a xlink:href="https://angular.io/guide/pipes#detecting-changes-with-data-binding-in-pipes" text:style-name="" text:visited-style-name="">https://angular.io/guide/pipes</text:a></text:span><text:span text:style-name="a542" text:class-names=""/></text:p>
            <text:p text:style-name="a545" text:class-names="" text:cond-style-name=""><text:span text:style-name="a544" text:class-names=""/></text:p>
          </draw:text-box>
          <svg:title/>
          <svg:desc/>
        </draw:frame>
      </draw:page>
      <draw:page draw:name="Slide4" draw:style-name="a547" draw:master-page-name="Master1-Layout2-obj-Title-and-Content" presentation:presentation-page-layout-name="Master1-PPL2" draw:id="Slide-259">
        <draw:frame draw:id="id70" presentation:style-name="a605" draw:name="Content Placeholder 2" svg:x="0.91667in" svg:y="0.44165in" svg:width="11.5in" svg:height="6.56762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8" text:class-names=""><text:a xlink:href="https://www.npmjs.com/package/memoizee" text:style-name="" text:visited-style-name="">https://www.npmjs.com/package/memoizee</text:a></text:span><text:span text:style-name="a549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<text:a xlink:href="https://medium.com/angular-in-depth/how-to-improve-angular-performance-by-just-adding-just-8-characters-877bde708ddd" text:style-name="" text:visited-style-name="">https://medium.com/angular-in-depth/how-to-improve-angular-performance-by-just-adding-just-8-characters-877bde708ddd</text:a></text:span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59" text:class-names="">npm</text:span><text:span text:style-name="a560" text:class-names=""><text:s text:c="1"/></text:span><text:span text:style-name="a561" text:class-names="">i</text:span><text:span text:style-name="a562" text:class-names=""> </text:span><text:span text:style-name="a563" text:class-names="">memoizee</text:span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0" text:class-names="">import * as </text:span><text:span text:style-name="a571" text:class-names="">memoizee</text:span><text:span text:style-name="a572" text:class-names=""> from '</text:span><text:span text:style-name="a573" text:class-names="">memoizee</text:span><text:span text:style-name="a574" text:class-names="">';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// create the @memoize custom decorator</text:span></text:p>
              </text:list-item>
            </text:list>
            <text:list text:style-name="a601">
              <text:list-item>
                <text:p text:style-name="a600" text:class-names="" text:cond-style-name=""><text:span text:style-name="a583" text:class-names="">export function </text:span><text:span text:style-name="a584" text:class-names="">memoize</text:span><text:span text:style-name="a585" text:class-names="">() {<text:line-break/>    return function(target, key, descriptor) {<text:line-break/>        const </text:span><text:span text:style-name="a586" text:class-names="">oldFunction</text:span><text:span text:style-name="a587" text:class-names=""> = </text:span><text:span text:style-name="a588" text:class-names="">descriptor.value</text:span><text:span text:style-name="a589" text:class-names="">;<text:line-break/>        const </text:span><text:span text:style-name="a590" text:class-names="">newFunction</text:span><text:span text:style-name="a591" text:class-names=""> = </text:span><text:span text:style-name="a592" text:class-names="">memoizee</text:span><text:span text:style-name="a593" text:class-names="">(</text:span><text:span text:style-name="a594" text:class-names="">oldFunction</text:span><text:span text:style-name="a595" text:class-names="">);<text:line-break/>        </text:span><text:span text:style-name="a596" text:class-names="">descriptor.value</text:span><text:span text:style-name="a597" text:class-names="">= function () {<text:line-break/>            return </text:span><text:span text:style-name="a598" text:class-names="">newFunction.apply</text:span><text:span text:style-name="a599" text:class-names="">(this, arguments);<text:line-break/>        };<text:line-break/>   };<text:line-break/>};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6" draw:style-name="a606" draw:master-page-name="Master1-Layout2-obj-Title-and-Content" presentation:presentation-page-layout-name="Master1-PPL2" draw:id="Slide-261">
        <draw:frame draw:id="id71" presentation:style-name="a612" draw:name="Title 1" svg:x="0.57114in" svg:y="0.20166in" svg:width="12.30284in" svg:height="0.95274in" presentation:class="title" presentation:placeholder="false">
          <draw:text-box>
            <text:p text:style-name="a611" text:class-names="" text:cond-style-name=""><text:span text:style-name="a607" text:class-names="">Use Zone.js and<text:s text:c="1"/></text:span><text:span text:style-name="a608" text:class-names="">ngZones</text:span><text:span text:style-name="a609" text:class-names=""><text:s text:c="1"/>for further optimization</text:span><text:span text:style-name="a610" text:class-names=""/></text:p>
          </draw:text-box>
          <svg:title/>
          <svg:desc/>
        </draw:frame>
        <draw:frame draw:id="id72" presentation:style-name="a670" draw:name="Content Placeholder 2" svg:x="0.91667in" svg:y="1.44097in" svg:width="11.5in" svg:height="5.31424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3" text:class-names=""><text:a xlink:href="https://angular.io/guide/change-detection-zone-pollution" text:style-name="" text:visited-style-name="">https://angular.io/guide/change-detection-zone-pollution</text:a></text:span><text:span text:style-name="a614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7" text:class-names=""><text:a xlink:href="https://angular.io/guide/zone" text:style-name="" text:visited-style-name="">https://angular.io/guide/zone</text:a></text:span><text:span text:style-name="a618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4" text:class-names="">Zone.js is an execution context that persist across async tasks and a signaling mechanism, that Angular uses to detect when an application state might have changed</text:span><text:span text:style-name="a625" text:class-names="">. It captures asynchronous operations like </text:span><text:span text:style-name="a626" text:class-names="">setTimeout</text:span><text:span text:style-name="a627" text:class-names="">, network requests, and event listeners. Angular schedules change detection based on signals from Zone.js</text:span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 Zone is an execution context that persists across async tasks</text:span></text:p>
              </text:list-item>
            </text:list>
            <text:list text:style-name="a640">
              <text:list-item>
                <text:p text:style-name="a639" text:class-names="" text:cond-style-name=""><text:span text:style-name="a637" text:class-names=""><text:a xlink:href="https://www.w3schools.com/js/js_this.asp" text:style-name="" text:visited-style-name="">https://www.w3schools.com/js/js_this.asp</text:a></text:span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a xlink:href="" text:style-name="" text:visited-style-name=""><office:event-listeners><presentation:event-listener script:event-name="dom:click" presentation:action="none"/></office:event-listeners>https://www.youtube.com/watch?v=3IqtmUscE_U&amp;t=150s&amp;ab_channel=ng-conf</text:a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47" text:class-names="">There are cases in which scheduled </text:span><text:span text:style-name="a648" text:class-names=""><text:a xlink:href="https://developer.mozilla.org/en-US/docs/Web/API/HTML_DOM_API/Microtask_guide#tasks" text:style-name="" text:visited-style-name="">tasks</text:a></text:span><text:span text:style-name="a649" text:class-names=""> or </text:span><text:span text:style-name="a650" text:class-names=""><text:a xlink:href="https://developer.mozilla.org/en-US/docs/Web/API/HTML_DOM_API/Microtask_guide#microtasks" text:style-name="" text:visited-style-name="">microtasks</text:a></text:span><text:span text:style-name="a651" text:class-names=""> don’t make any changes in the data model, which makes running change detection unnecessary. Common examples are:</text:span><text:span text:style-name="a652" text:class-names=""/></text:p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5" text:class-names="">requestAnimationFrame</text:span><text:span text:style-name="a656" text:class-names="">, </text:span><text:span text:style-name="a657" text:class-names="">setTimeout</text:span><text:span text:style-name="a658" text:class-names=""> or </text:span><text:span text:style-name="a659" text:class-names="">setInterval</text:span><text:span text:style-name="a660" text:class-names=""/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3" text:class-names="">Task or microtask scheduling by third-party libraries</text:span><text:span text:style-name="a664" text:class-names=""/></text:p>
                  </text:list-item>
                </text:list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7" draw:style-name="a671" draw:master-page-name="Master1-Layout2-obj-Title-and-Content" presentation:presentation-page-layout-name="Master1-PPL2" draw:id="Slide-262">
        <draw:frame draw:id="id73" presentation:style-name="a700" draw:name="Content Placeholder 2" svg:x="0.91667in" svg:y="2.41319in" svg:width="11.5in" svg:height="4.34201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2" text:class-names="">constructor(private<text:s text:c="1"/></text:span><text:span text:style-name="a673" text:class-names="">ngZone</text:span><text:span text:style-name="a674" text:class-names="">:<text:s text:c="1"/></text:span><text:span text:style-name="a675" text:class-names=""><text:a xlink:href="https://angular.io/api/core/NgZone" text:style-name="" text:visited-style-name="">NgZone</text:a></text:span><text:span text:style-name="a676" text:class-names="">) {} </text:span><text:span text:style-name="a677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ngOnInit</text:span><text:span text:style-name="a681" text:class-names="">() {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4" text:class-names="">   <text:s text:c="1"/></text:span><text:span text:style-name="a685" text:class-names="">this.ngZone.runOutsideAngular</text:span><text:span text:style-name="a686" text:class-names="">(() =&gt; { 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        // this code will not trigger change detection</text:span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    });</text:span><text:span text:style-name="a693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}</text:span><text:span text:style-name="a697" text:class-names=""/></text:p>
              </text:list-item>
            </text:list>
          </draw:text-box>
          <svg:title/>
          <svg:desc/>
        </draw:frame>
      </draw:page>
      <draw:page draw:name="Slide5" draw:style-name="a701" draw:master-page-name="Master1-Layout2-obj-Title-and-Content" presentation:presentation-page-layout-name="Master1-PPL2" draw:id="Slide-260">
        <draw:frame draw:id="id74" presentation:style-name="a704" draw:name="Title 1" svg:x="0.91667in" svg:y="0.39931in" svg:width="11.5in" svg:height="1.44965in" presentation:class="title" presentation:placeholder="false">
          <draw:text-box>
            <text:p text:style-name="a703" text:class-names="" text:cond-style-name=""><text:span text:style-name="a702" text:class-names="">Skipping component subtrees</text:span></text:p>
          </draw:text-box>
          <svg:title/>
          <svg:desc/>
        </draw:frame>
        <draw:frame draw:id="id75" presentation:style-name="a727" draw:name="Content Placeholder 2" svg:x="0.91667in" svg:y="1.99653in" svg:width="11.5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5" text:class-names="">JavaScript, by default, uses mutable data structures</text:span><text:span text:style-name="a706" text:class-names=""><text:s text:c="1"/>that you can reference from multiple different components.<text:s text:c="1"/></text:span><text:span text:style-name="a707" text:class-names="">Angular runs change detection over your entire component tree</text:span><text:span text:style-name="a708" text:class-names=""><text:s text:c="1"/>to make sure that the most up-to-date state of your data structures is reflected in the DOM.</text:span><text:span text:style-name="a709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2" text:class-names="">Change detection is sufficiently fast for most applications. However,<text:s text:c="1"/></text:span><text:span text:style-name="a713" text:class-names="">when an application has an especially large component tree, running change detection across the whole application can cause performance issues</text:span><text:span text:style-name="a714" text:class-names="">. You can address this by configuring change detection to only run on a subset of the component tree.</text:span><text:span text:style-name="a715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18" text:class-names="">If you are confident that a part of the application is not affected by a state change, you can use </text:span><text:span text:style-name="a719" text:class-names=""><text:a xlink:href="https://angular.io/api/core/ChangeDetectionStrategy" text:style-name="" text:visited-style-name="">OnPush</text:a></text:span><text:span text:style-name="a720" text:class-names=""> to skip change detection in an entire component subtree.</text:span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9" draw:style-name="a728" draw:master-page-name="Master1-Layout2-obj-Title-and-Content" presentation:presentation-page-layout-name="Master1-PPL2" draw:id="Slide-264">
        <draw:frame draw:id="id76" presentation:style-name="a734" draw:name="Title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29" text:class-names="">Using</text:span><text:span text:style-name="a730" text:class-names=""> </text:span><text:span text:style-name="a731" text:class-names="">OnPush</text:span><text:span text:style-name="a732" text:class-names=""/></text:p>
          </draw:text-box>
          <svg:title/>
          <svg:desc/>
        </draw:frame>
        <draw:frame draw:id="id77" presentation:style-name="a772" draw:name="Content Placeholder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5" text:class-names="">OnPush</text:span><text:span text:style-name="a736" text:class-names=""><text:s text:c="1"/>change detection instructs Angular to run change detection for a component subtree only</text:span><text:span text:style-name="a737" text:class-names=""> when:</text:span><text:span text:style-name="a738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The root component of the subtree receives new inputs as the result of a template binding. Angular compares the current and past value of the input with </text:span><text:span text:style-name="a742" text:class-names="">==</text:span><text:span text:style-name="a743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46" text:class-names="">Angular handles an event</text:span><text:span text:style-name="a747" text:class-names=""> </text:span><text:span text:style-name="a748" text:class-names="">(e.g. using event binding, output binding, or </text:span><text:span text:style-name="a749" text:class-names="">@</text:span><text:span text:style-name="a750" text:class-names=""><text:a xlink:href="https://angular.io/api/core/HostListener" text:style-name="" text:visited-style-name="">HostListener</text:a></text:span><text:span text:style-name="a751" text:class-names="">)</text:span><text:span text:style-name="a752" text:class-names=""> in the subtree's root component or any of its children<text:s text:c="1"/></text:span><text:span text:style-name="a753" text:class-names="">whether they are using<text:s text:c="1"/></text:span><text:span text:style-name="a754" text:class-names="">OnPush</text:span><text:span text:style-name="a755" text:class-names=""><text:s text:c="1"/>change detection or not</text:span><text:span text:style-name="a756" text:class-names="">.</text:span><text:span text:style-name="a757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0" text:class-names="">You can set the change detection strategy of a component to </text:span><text:span text:style-name="a761" text:class-names="">OnPush</text:span><text:span text:style-name="a762" text:class-names=""> in the </text:span><text:span text:style-name="a763" text:class-names="">@</text:span><text:span text:style-name="a764" text:class-names=""><text:a xlink:href="https://angular.io/api/core/Component" text:style-name="" text:visited-style-name="">Component</text:a></text:span><text:span text:style-name="a765" text:class-names=""> decorator</text:span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8" draw:style-name="a773" draw:master-page-name="Master1-Layout2-obj-Title-and-Content" presentation:presentation-page-layout-name="Master1-PPL2" draw:id="Slide-263">
        <draw:frame draw:id="id78" presentation:style-name="a777" draw:name="Title 1" svg:x="0.91667in" svg:y="0.39931in" svg:width="11.5in" svg:height="1.44965in" presentation:class="title" presentation:placeholder="false">
          <draw:text-box>
            <text:p text:style-name="a776" text:class-names="" text:cond-style-name=""><text:span text:style-name="a774" text:class-names="">Demo App</text:span><text:span text:style-name="a775" text:class-names=""/></text:p>
          </draw:text-box>
          <svg:title/>
          <svg:desc/>
        </draw:frame>
        <draw:frame draw:id="id79" presentation:style-name="a785" draw:name="Content Placeholder 2" svg:x="0.91667in" svg:y="1.99653in" svg:width="11.5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8" text:class-names=""><text:a xlink:href="https://github.com/marius-oprea/onPush" text:style-name="" text:visited-style-name="">https://github.com/marius-oprea/onPush</text:a></text:span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26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26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26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26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26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26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26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26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26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26/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26/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26/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7-26T13:03:30Z</meta:creation-date>
    <dc:date>2022-07-26T16:16:10Z</dc:date>
    <meta:template xlink:href="office%20theme" xlink:type="simple"/>
    <meta:editing-cycles>313</meta:editing-cycles>
    <meta:editing-duration>PT0S</meta:editing-duration>
    <meta:document-statistic meta:paragraph-count="0" meta:word-count="0"/>
  </office:meta>
</office:document-meta>
</file>